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BlinkMacSystemFont, 'Segoe UI', 'Helvetica Neue', Arial, 'Noto Sans', sans-serif, 'Apple Color Emoji', 'Segoe UI Emoji', 'Segoe UI Symbol', 'Noto Color Emoj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293" officeooo:paragraph-rsid="00182293"/>
    </style:style>
    <style:style style:name="T1" style:family="text">
      <style:text-properties officeooo:rsid="0017d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n liebe Kinder gebt fein Acht</text:p>
      <text:p text:style-name="P1">Ich bin die Stimme aus dem Kissen</text:p>
      <text:p text:style-name="P1">Ich hab' euch etwas mitgebracht</text:p>
      <text:p text:style-name="P1">Hab es aus meiner Brust gerissen</text:p>
      <text:p text:style-name="P1">Mit diesem Herz hab ich die Macht</text:p>
      <text:p text:style-name="P1">Die Augenlider zu erpressen</text:p>
      <text:p text:style-name="P1">Ich singe bis der Tag erwacht</text:p>
      <text:p text:style-name="P1">Ein heller Schein am Firmament</text:p>
      <text:p text:style-name="P1">Mein Herz brennt</text:p>
      <text:p text:style-name="P1">Sie kommen zu euch in der Nacht</text:p>
      <text:p text:style-name="P1">Dämonen, Geister, schwarze Feen</text:p>
      <text:p text:style-name="P1">Sie kriechen aus dem Kellerschacht</text:p>
      <text:p text:style-name="P1">Und werden unter euer Bettzeug sehen</text:p>
      <text:p text:style-name="P1">Nun liebe Kinder gebt fein Acht</text:p>
      <text:p text:style-name="P1">Ich bin die Stimme aus dem Kissen Ich hab euch etwas mitgebracht</text:p>
      <text:p text:style-name="P1">Ein heller Schein am Firmament</text:p>
      <text:p text:style-name="P1">Mein Herz brennt</text:p>
      <text:p text:style-name="P1">Mein Herz brennt</text:p>
      <text:p text:style-name="P1">My heart burns</text:p>
      <text:p text:style-name="P1">Sie kommen zu euch in der Nacht</text:p>
      <text:p text:style-name="P1">Und stehlen eure kleinen, heißen Tränen</text:p>
      <text:p text:style-name="P1">Sie warten bis der Mond erwacht</text:p>
      <text:p text:style-name="P1">Und drücken sie in meine kalten Venen</text:p>
      <text:p text:style-name="P1">Nun liebe Kinder gebt fein Acht</text:p>
      <text:p text:style-name="P1">Ich bin die Stimme aus dem Kissen</text:p>
      <text:p text:style-name="P1">Ich singe bis der Tag erwacht</text:p>
      <text:p text:style-name="P1">Ein heller Schein am Firmament</text:p>
      <text:p text:style-name="P1">Mein Herz brennt Mein Herz brennt Mein Herz bren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BlinkMacSystemFont, 'Segoe UI', 'Helvetica Neue', Arial, 'Noto Sans', sans-serif, 'Apple Color Emoji', 'Segoe UI Emoji', 'Segoe UI Symbol', 'Noto Color Emoj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9:56:55.097202336</meta:creation-date>
    <dc:date>2022-05-06T13:14:00.976981260</dc:date>
    <meta:editing-duration>PT3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62" meta:character-count="876" meta:non-whitespace-character-count="742"/>
  </office:meta>
</office:document-meta>
</file>